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fd0" officeooo:paragraph-rsid="000fcfd0"/>
    </style:style>
    <style:style style:name="T1" style:family="text">
      <style:text-properties officeooo:rsid="00112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log Po</text:p>
      <text:p text:style-name="P1"/>
      <text:p text:style-name="P1">: </text:p>
      <text:p text:style-name="P1">- ameliorer le produit :</text:p>
      <text:p text:style-name="P1"><text:tab/>- <text:span text:style-name="T1">faire le squelette complet :</text:span>- <text:span text:style-name="T1">renommer les bulles</text:span></text:p>
      <text:p text:style-name="P1"><text:tab/>- ajouter les elements <text:s/>dans la bulle scrum</text:p>
      <text:p text:style-name="P1"><text:tab/>- ajouter les elements dans outils</text:p>
      <text:p text:style-name="P1"><text:tab/>- <text:span text:style-name="T1">corriger l ‘image du manifeste</text:span></text:p>
      <text:p text:style-name="P1"><text:tab/>- ajouter un lien de liste de livres à chaque auteur</text:p>
      <text:p text:style-name="P1">- <text:span text:style-name="T1">travailler le visue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0:52:15.561000000</meta:creation-date>
    <dc:date>2020-03-04T16:54:34.790000000</dc:date>
    <meta:editing-duration>PT2H2M1S</meta:editing-duration>
    <meta:editing-cycles>1</meta:editing-cycles>
    <meta:document-statistic meta:table-count="0" meta:image-count="0" meta:object-count="0" meta:page-count="1" meta:paragraph-count="9" meta:word-count="52" meta:character-count="275" meta:non-whitespace-character-count="225"/>
    <meta:generator>LibreOffice/6.3.3.2$Windows_X86_64 LibreOffice_project/a64200df03143b798afd1ec74a12ab50359878ed</meta:generator>
  </office:meta>
</office:document-meta>
</file>